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loext:char-shading-value="0" style:font-size-asian="15pt" style:font-size-complex="15pt"/>
    </style:style>
    <style:style style:name="T2" style:family="text">
      <style:text-properties style:use-window-font-color="true" style:font-name="Tlwg Typist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<text:span text:style-name="T3">do section- for field_name in view.get_default_CT_fields()</text:span></text:p></office:annotation><text:span text:style-name="T2"><office:annotation><dc:creator>Vivian Antoine</dc:creator><dc:date>2014-11-28T14:39:00</dc:date><text:p><text:span text:style-name="T3">do text for line in view.display_code(field_name)</text:span></text:p></office:annotation></text:span><text:span text:style-name="T2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><dc:creator>Vivian Antoine</dc:creator><dc:date>2014-11-26T15:38:27</dc:date><text:p text:style-name="P4"><text:span text:style-name="T4">do section- if view.is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<text:span text:style-name="T3">do section- if view.is_rich_text_field(field_name)</text:span></text:p></office:annotation> <office:annotation><dc:creator>Vivian Antoine</dc:creator><dc:date>2014-11-26T16:05:07</dc:date><text:p text:style-name="P4"><text:span text:style-name="T4">do text</text:span></text:p><text:p text:style-name="P4"><text:span text:style-name="T4">from view.display_html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<text:span text:style-name="T3">do section- if view.is_line_field(field_name)</text:span></text:p></office:annotation><office:annotation><dc:creator>Vivian Antoine</dc:creator><dc:date>2014-11-27T11:22:47</dc:date><text:p><text:span text:style-name="T4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5.1.4.2$Linux_X86_64 LibreOffice_project/10m0$Build-2</meta:generator>
    <dc:date>2016-09-05T10:52:42.849799764</dc:date>
    <dc:creator>sge</dc:creator>
    <meta:editing-duration>PT1H39M33S</meta:editing-duration>
    <meta:editing-cycles>46</meta:editing-cycles>
    <meta:document-statistic meta:table-count="0" meta:image-count="0" meta:object-count="0" meta:page-count="1" meta:paragraph-count="6" meta:word-count="16" meta:character-count="98" meta:non-whitespace-character-count="97"/>
  </office:meta>
</office:document-meta>
</file>